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ChapterTitle" style:master-page-name="First_20_Page">
      <style:paragraph-properties style:page-number="auto"/>
    </style:style>
    <style:style style:name="P12" style:family="paragraph">
      <style:paragraph-properties fo:text-align="center"/>
    </style:style>
    <style:style style:name="P13" style:family="paragraph">
      <style:paragraph-properties fo:text-align="center"/>
      <style:text-properties fo:font-weight="bold"/>
    </style:style>
    <style:style style:name="P14" style:family="paragraph">
      <style:paragraph-properties fo:text-align="center"/>
      <style:text-properties fo:font-size="14pt"/>
    </style:style>
    <style:style style:name="P15" style:family="paragraph">
      <style:paragraph-properties fo:text-align="center"/>
      <style:text-properties fo:font-size="10pt"/>
    </style:style>
    <style:style style:name="P16" style:family="paragraph">
      <style:text-properties fo:font-size="10pt"/>
    </style:style>
    <style:style style:name="T1" style:family="text">
      <style:text-properties fo:font-weight="bold"/>
    </style:style>
    <style:style style:name="T2" style:family="text">
      <style:text-properties style:text-position="-33% 58%" fo:font-weight="bold"/>
    </style:style>
    <style:style style:name="T3" style:family="text">
      <style:text-properties fo:font-size="14pt"/>
    </style:style>
    <style:style style:name="T4" style:family="text">
      <style:text-properties style:text-position="-33% 58%" fo:font-size="14pt"/>
    </style:style>
    <style:style style:name="T5" style:family="text">
      <style:text-properties fo:font-size="10pt"/>
    </style:style>
    <style:style style:name="T6" style:family="text">
      <style:text-properties fo:font-size="10pt" fo:font-style="italic"/>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fo:margin-top="0.0799in" fo:margin-bottom="0.2799in" style:wrap="none" style:vertical-pos="bottom" style:vertical-rel="paragraph-content" style:horizontal-pos="center" style:horizontal-rel="paragraph"/>
    </style:style>
    <style:style style:name="fr3" style:family="graphic" style:parent-style-name="Frame">
      <style:graphic-properties fo:margin-top="0.0799in" fo:margin-bottom="0.2799in" style:wrap="none" style:vertical-pos="top" style:vertical-rel="paragraph-content" style:horizontal-pos="center" style:horizontal-rel="paragraph"/>
    </style:style>
    <style:style style:name="fr4" style:family="graphic" style:parent-style-name="Frame">
      <style:graphic-properties fo:margin-top="0.0799in" fo:margin-bottom="0.1799in" style:wrap="none" style:vertical-pos="top" style:vertical-rel="paragraph-content" style:horizontal-pos="center" style:horizontal-rel="paragraph"/>
    </style:style>
    <style:style style:name="fr5" style:family="graphic" style:parent-style-name="Frame">
      <style:graphic-properties fo:margin-top="0.0799in" fo:margin-bottom="0.2799in" style:wrap="right" style:number-wrapped-paragraphs="no-limit" style:vertical-pos="top" style:vertical-rel="paragraph-content" style:horizontal-pos="left" style:horizontal-rel="paragraph-content"/>
    </style:style>
    <style:style style:name="fr6" style:family="graphic" style:parent-style-name="Frame">
      <style:graphic-properties fo:margin-top="0.0799in" fo:margin-bottom="0.1799in" style:wrap="none" style:vertical-pos="bottom" style:vertical-rel="paragraph-content" style:horizontal-pos="center" style:horizontal-rel="paragraph"/>
    </style:style>
    <style:style style:name="fr7" style:family="graphic" style:parent-style-name="Frame">
      <style:graphic-properties fo:margin-top="0.1799in" fo:margin-bottom="0.2799in" style:wrap="none" style:vertical-pos="bottom" style:vertical-rel="line" style:horizontal-pos="center" style:horizontal-rel="paragraph"/>
    </style:style>
    <style:style style:name="fr8" style:family="graphic" style:parent-style-name="Frame">
      <style:graphic-properties fo:margin-left="0.0799in" fo:margin-right="0in" fo:margin-top="0.0799in" fo:margin-bottom="0.2799in" style:wrap="right" style:number-wrapped-paragraphs="no-limit" style:vertical-pos="top" style:vertical-rel="paragraph-content" style:horizontal-pos="left" style:horizontal-rel="paragraph-content"/>
    </style:style>
    <style:style style:name="fr9" style:family="graphic" style:parent-style-name="Frame">
      <style:graphic-properties fo:margin-top="0.0799in" fo:margin-bottom="0.2799in" style:run-through="foreground" style:wrap="none" style:vertical-pos="from-top" style:vertical-rel="paragraph" style:horizontal-pos="from-left" style:horizontal-rel="paragraph"/>
    </style:style>
    <style:style style:name="fr10" style:family="graphic" style:parent-style-name="Graphics">
      <style:graphic-properties style:vertical-pos="from-top" style:vertical-rel="frame" style:horizontal-pos="from-left" style:horizontal-rel="pag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2in"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5in" fo:margin-bottom="0.2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5in" fo:margin-bottom="0.1in" style:vertical-pos="top" style:vertic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1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811in" style:run-through="foreground"/>
    </style:style>
    <style:style style:name="gr15" style:family="graphic">
      <style:graphic-properties svg:stroke-width="0.0201in" svg:stroke-color="#944794" draw:marker-end="Arrowheads_20_1" draw:textarea-horizontal-align="center" draw:textarea-vertical-align="middle" fo:padding-top="0.0098in" fo:padding-bottom="0.0098in" fo:padding-left="0.0098in" fo:padding-right="0.0098in" style:run-through="foreground"/>
    </style:style>
    <style:style style:name="gr16" style:family="graphic">
      <style:graphic-properties svg:stroke-width="0.0201in" svg:stroke-color="#7da647" draw:marker-end="Arrowheads_20_1" draw:textarea-horizontal-align="center" draw:textarea-vertical-align="middle" fo:padding-top="0.0098in" fo:padding-bottom="0.0098in" fo:padding-left="0.0098in" fo:padding-right="0.0098in" style:run-through="foreground"/>
    </style:style>
    <style:style style:name="gr17" style:family="graphic">
      <style:graphic-properties svg:stroke-width="0.0201in" svg:stroke-color="#7da647" draw:marker-start="Arrowheads_20_1" draw:textarea-horizontal-align="center" draw:textarea-vertical-align="middle" fo:padding-top="0.0098in" fo:padding-bottom="0.0098in" fo:padding-left="0.0098in" fo:padding-right="0.0098in" style:run-through="foreground"/>
    </style:style>
    <style:style style:name="gr18" style:family="graphic">
      <style:graphic-properties svg:stroke-width="0.0201in" svg:stroke-color="#99ccff" draw:marker-end="Arrowheads_20_1" draw:textarea-horizontal-align="center" draw:textarea-vertical-align="middle" fo:padding-top="0.0098in" fo:padding-bottom="0.0098in" fo:padding-left="0.0098in" fo:padding-right="0.0098in" style:run-through="foreground"/>
    </style:style>
    <style:style style:name="gr19" style:family="graphic">
      <style:graphic-properties svg:stroke-width="0.0201in" svg:stroke-color="#99ccff" draw:marker-start="Arrowheads_20_1" draw:textarea-horizontal-align="center" draw:textarea-vertical-align="middle" fo:padding-top="0.0098in" fo:padding-bottom="0.0098in" fo:padding-left="0.0098in" fo:padding-right="0.0098in" style:run-through="foreground"/>
    </style:style>
    <style:style style:name="gr20" style:family="graphic">
      <style:graphic-properties svg:stroke-width="0.0201in" svg:stroke-color="#00ff00" draw:marker-end="Arrowheads_20_1" draw:fill="solid" draw:fill-color="#3deb3d" draw:textarea-horizontal-align="center" draw:textarea-vertical-align="middle" fo:padding-top="0.0098in" fo:padding-bottom="0.0098in" fo:padding-left="0.0098in" fo:padding-right="0.0098in" style:run-through="foreground"/>
    </style:style>
    <style:style style:name="gr21" style:family="graphic">
      <style:graphic-properties svg:stroke-width="0.0201in" svg:stroke-color="#00ff00" draw:marker-start="Arrowheads_20_1" draw:fill="solid" draw:fill-color="#3deb3d" draw:textarea-horizontal-align="center" draw:textarea-vertical-align="middle" fo:padding-top="0.0098in" fo:padding-bottom="0.0098in" fo:padding-left="0.0098in" fo:padding-right="0.0098in" style:run-through="foreground"/>
    </style:style>
    <style:style style:name="gr22" style:family="graphic">
      <style:graphic-properties svg:stroke-width="0.0201in" svg:stroke-color="#ff0000" draw:marker-end="Arrowheads_20_1" draw:textarea-horizontal-align="center" draw:textarea-vertical-align="middle" fo:padding-top="0.0098in" fo:padding-bottom="0.0098in" fo:padding-left="0.0098in" fo:padding-right="0.0098in" style:run-through="foreground"/>
    </style:style>
    <style:style style:name="gr23" style:family="graphic">
      <style:graphic-properties svg:stroke-width="0.0201in" svg:stroke-color="#ff0000" draw:marker-start="Arrowheads_20_1" draw:textarea-horizontal-align="center" draw:textarea-vertical-align="middle" fo:padding-top="0.0098in" fo:padding-bottom="0.0098in" fo:padding-left="0.0098in" fo:padding-right="0.0098in" style:run-through="foreground"/>
    </style:style>
    <style:style style:name="gr24" style:family="graphic">
      <style:graphic-properties draw:stroke="none" svg:stroke-color="#000000" draw:fill="none" draw:fill-color="#ffffff" fo:min-height="0.3028in" style:run-through="foreground"/>
    </style:style>
    <style:style style:name="gr25" style:family="graphic">
      <style:graphic-properties draw:stroke="none" svg:stroke-color="#000000" draw:fill="none" draw:fill-color="#ffffff" fo:min-height="0.3291in" style:run-through="foreground"/>
    </style:style>
    <style:style style:name="gr26" style:family="graphic">
      <style:graphic-properties draw:stroke="none" svg:stroke-color="#000000" draw:fill="none" draw:fill-color="#ffffff" fo:min-height="0.2953in" style:run-through="foreground"/>
    </style:style>
    <style:style style:name="gr27" style:family="graphic">
      <style:graphic-properties draw:fill="solid" draw:fill-color="#94476b" draw:textarea-vertical-align="middle" draw:auto-grow-height="false" fo:min-height="0.5201in" fo:min-width="0.3465in" style:run-through="foreground"/>
    </style:style>
    <style:style style:name="gr28" style:family="graphic">
      <style:graphic-properties draw:fill="solid" draw:fill-color="#ccffff" draw:textarea-vertical-align="middle" draw:auto-grow-height="false" fo:min-height="0.5201in" fo:min-width="0.3465in" style:run-through="foreground"/>
    </style:style>
    <style:style style:name="gr29" style:family="graphic">
      <style:graphic-properties draw:textarea-vertical-align="middle" draw:auto-grow-height="false" fo:min-height="0.5201in" fo:min-width="0.3465in" style:run-through="foreground"/>
    </style:style>
    <style:style style:name="gr30" style:family="graphic">
      <style:graphic-properties svg:stroke-width="0.0402in" draw:fill="none" draw:textarea-vertical-align="middle" draw:auto-grow-height="false" fo:min-height="0.5201in" fo:min-width="0.3465in" fo:padding-top="0.0193in" fo:padding-bottom="0.0193in" fo:padding-left="0.0193in" fo:padding-right="0.0193in" style:run-through="foreground"/>
    </style:style>
    <style:style style:name="gr31" style:family="graphic">
      <style:graphic-properties draw:stroke="none" svg:stroke-color="#000000" draw:fill="none" draw:fill-color="#ffffff" fo:min-height="0.302in" style:run-through="foreground"/>
    </style:style>
    <style:style style:name="gr32" style:family="graphic">
      <style:graphic-properties draw:fill="solid" draw:fill-color="#00ff00" draw:textarea-vertical-align="middle" draw:auto-grow-height="false" fo:min-height="0.5201in" fo:min-width="0.3465in" style:run-through="foreground"/>
    </style:style>
    <style:style style:name="gr33" style:family="graphic">
      <style:graphic-properties draw:fill="solid" draw:fill-color="#ff0000" draw:textarea-vertical-align="middle" draw:auto-grow-height="false" fo:min-height="0.5201in" fo:min-width="0.3465in" style:run-through="foreground"/>
    </style:style>
    <style:style style:name="gr34" style:family="graphic">
      <style:graphic-properties draw:stroke="none" svg:stroke-color="#000000" draw:fill="none" draw:fill-color="#ffffff" fo:min-height="0.3437in" style:run-through="foreground"/>
    </style:style>
    <style:style style:name="gr35" style:family="graphic">
      <style:graphic-properties draw:stroke="none" svg:stroke-color="#000000" draw:fill="none" draw:fill-color="#ffffff" fo:min-height="0.6563in" style:run-through="foreground"/>
    </style:style>
    <style:style style:name="gr36" style:family="graphic">
      <style:graphic-properties draw:stroke="dash" draw:stroke-dash="Ultrafine_20_Dashed" svg:stroke-width="0.0402in" draw:textarea-horizontal-align="center" draw:textarea-vertical-align="middle" fo:padding-top="0.0193in" fo:padding-bottom="0.0193in" fo:padding-left="0.0193in" fo:padding-right="0.0193in" style:run-through="foreground"/>
    </style:style>
    <style:style style:name="gr37" style:family="graphic">
      <style:graphic-properties draw:stroke="none" svg:stroke-color="#000000" draw:fill="none" draw:fill-color="#ffffff" fo:min-height="0.3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draw:marker-start="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4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2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2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289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1" text:outline-level="1">Subsetting</text:h>
      <text:h text:style-name="Heading_20_1" text:outline-level="2">Overview</text:h>
      <text:p text:style-name="Body">Many scientific databases can be decomposed into subsets that represent only part of the database. It is common to decompose databases into subsets based on Materials (regions), Domains, Groups, AMR patches, AMR levels, Species, Assemblies, etc. Databases are decomposed for a variety of reasons including breaking the database into smaller sized pieces that can be calculated in parallel using a computer with multiple processors. When VisIt is used to visualize the results of a simulation that has been divided into smaller subsets, it is often useful to restrict the size of the database, to increase performance, by using VisIt's <text:alphabetical-index-mark-start text:id="IMark720585856"/><text:span text:style-name="GUIText">Subset Window</text:span><text:alphabetical-index-mark-end text:id="IMark720585856"/>.</text:p>
      <text:h text:style-name="Heading_20_1" text:outline-level="2">What is a subset?</text:h>
      <text:p text:style-name="Body">A subset is a set each of whose elements is an element of an inclusive subset. In other words, a subset is a smaller part of something. In simulation terms, a subset might be the cells containing a particular material in a mesh. A subset might be the part of the simulation mesh that ran on computer processor 10. A subset might be the part of a simulated vehicle that is a tire. In many input database formats, this subset information is encoded in the file or can be inferred from how the file is structured. This leads to an organization of the data where many possible subsets may exist. If there is more than one way to create a subset, you can start asking questions like where in the mesh is there aluminum on only the parts that were computed on processor 2. </text:p>
      <text:h text:style-name="Heading_20_1" text:outline-level="2">Subset Inclusion Lattice</text:h>
      <text:p text:style-name="Body">VisIt relates all possible subsets in a database using what is called a <text:alphabetical-index-mark-start text:id="IMark720585856"/>Subset Inclusion Lattice<text:alphabetical-index-mark-end text:id="IMark720585856"/> (SIL). Ultimately the subsets in a database are cells that can be grouped into different categories such as material region, domain, patch, refinement level, etc. Each category has some number of possible values when taken together form a collection. A collection lets you group the subsets that have different values but are still part of the same category. For example, the mesh shown in <text:sequence-ref text:reference-format="category-and-value" text:ref-name="refFigure1">Figure 1-2</text:sequence-ref> is broken down into domain and material categories and there are 3 domain subsets in the domain category. VisIt uses the SIL to remove pieces of a database from a plotted visualization by turning off bottom level subsets that are arrived at through turning off members in various collections or turning off entire collections. When various subsets have been turned off in a SIL, the collective on/off state for each subset is known as a <text:alphabetical-index-mark-start text:id="IMark720585088"/>SIL restriction<text:alphabetical-index-mark-end text:id="IMark720585088"/>.</text:p>
      <text:p text:style-name="Body"><draw:frame draw:style-name="fr2" draw:name="Frame_SILExample" text:anchor-type="paragraph" svg:width="6.5in" svg:height="6.0673in" draw:z-index="3"><draw:text-box><draw:frame draw:style-name="fr10" draw:name="graphics1" text:anchor-type="frame" svg:x="0.3299in" svg:y="0.5701in" svg:width="1.75in" svg:height="0.8902in" draw:z-index="4"><draw:image xlink:href="../images/Subsetting/sil2.png" xlink:type="simple" xlink:show="embed" xlink:actuate="onLoad"/></draw:frame><draw:frame draw:style-name="fr10" draw:name="graphics2" text:anchor-type="frame" svg:x="2.3799in" svg:y="1.6201in" svg:width="1.75in" svg:height="0.8902in" draw:z-index="14"><draw:image xlink:href="../images/Subsetting/sil1.png" xlink:type="simple" xlink:show="embed" xlink:actuate="onLoad"/></draw:frame><draw:frame draw:style-name="fr10" draw:name="graphics3" text:anchor-type="frame" svg:x="4.4701in" svg:y="0.5799in" svg:width="1.75in" svg:height="0.8902in" draw:z-index="15"><draw:image xlink:href="../images/Subsetting/sil3.png" xlink:type="simple" xlink:show="embed" xlink:actuate="onLoad"/></draw:frame><draw:frame draw:style-name="fr10" draw:name="graphics4" text:anchor-type="frame" svg:x="0.0799in" svg:y="4.7902in" svg:width="1in" svg:height="0.5098in" draw:z-index="16"><draw:image xlink:href="../images/Subsetting/sil4.png" xlink:type="simple" xlink:show="embed" xlink:actuate="onLoad"/></draw:frame><draw:frame draw:style-name="fr10" draw:name="graphics5" text:anchor-type="frame" svg:x="1.1402in" svg:y="4.7902in" svg:width="1in" svg:height="0.5098in" draw:z-index="17"><draw:image xlink:href="../images/Subsetting/sil5.png" xlink:type="simple" xlink:show="embed" xlink:actuate="onLoad"/></draw:frame><draw:frame draw:style-name="fr10" draw:name="graphics6" text:anchor-type="frame" svg:x="2.2402in" svg:y="4.7902in" svg:width="1in" svg:height="0.5098in" draw:z-index="18"><draw:image xlink:href="../images/Subsetting/sil6.png" xlink:type="simple" xlink:show="embed" xlink:actuate="onLoad"/></draw:frame><draw:frame draw:style-name="fr10" draw:name="graphics7" text:anchor-type="frame" svg:x="3.3299in" svg:y="4.7902in" svg:width="1in" svg:height="0.45in" draw:z-index="19"><draw:image xlink:href="../images/Subsetting/sil7.png" xlink:type="simple" xlink:show="embed" xlink:actuate="onLoad"/></draw:frame><draw:frame draw:style-name="fr10" draw:name="graphics8" text:anchor-type="frame" svg:x="4.4in" svg:y="4.7902in" svg:width="1in" svg:height="0.5098in" draw:z-index="20"><draw:image xlink:href="../images/Subsetting/sil8.png" xlink:type="simple" xlink:show="embed" xlink:actuate="onLoad"/></draw:frame><draw:frame draw:style-name="fr10" draw:name="graphics9" text:anchor-type="frame" svg:x="5.45in" svg:y="4.7902in" svg:width="1in" svg:height="0.5098in" draw:z-index="21"><draw:image xlink:href="../images/Subsetting/sil9.png" xlink:type="simple" xlink:show="embed" xlink:actuate="onLoad"/></draw:frame><text:p text:style-name="Frame_20_contents"><draw:g text:anchor-type="paragraph" draw:z-index="8" draw:style-name="gr1"><draw:frame draw:style-name="gr14" draw:text-style-name="P13" svg:width="0.9795in" svg:height="0.2815in" svg:x="2.2512in" svg:y="5.348in"><draw:text-box><text:p text:style-name="P12"><text:span text:style-name="T1">D</text:span><text:span text:style-name="T2">2</text:span><text:span text:style-name="T1">M</text:span><text:span text:style-name="T2">1</text:span></text:p></draw:text-box></draw:frame><draw:frame draw:style-name="gr14" draw:text-style-name="P13" svg:width="0.9795in" svg:height="0.2815in" svg:x="4.4386in" svg:y="5.348in"><draw:text-box><text:p text:style-name="P12"><text:span text:style-name="T1">D</text:span><text:span text:style-name="T2">3</text:span><text:span text:style-name="T1">M</text:span><text:span text:style-name="T2">1</text:span></text:p></draw:text-box></draw:frame><draw:frame draw:style-name="gr14" draw:text-style-name="P13" svg:width="0.9795in" svg:height="0.2815in" svg:x="3.3657in" svg:y="5.348in"><draw:text-box><text:p text:style-name="P12"><text:span text:style-name="T1">D</text:span><text:span text:style-name="T2">2</text:span><text:span text:style-name="T1">M</text:span><text:span text:style-name="T2">2</text:span></text:p></draw:text-box></draw:frame><draw:frame draw:style-name="gr14" draw:text-style-name="P13" svg:width="0.9795in" svg:height="0.2815in" svg:x="1.1575in" svg:y="5.348in"><draw:text-box><text:p text:style-name="P12"><text:span text:style-name="T1">D</text:span><text:span text:style-name="T2">1</text:span><text:span text:style-name="T1">M</text:span><text:span text:style-name="T2">2</text:span></text:p></draw:text-box></draw:frame><draw:frame draw:style-name="gr14" draw:text-style-name="P13" svg:width="0.9795in" svg:height="0.2815in" svg:x="5.4701in" svg:y="5.348in"><draw:text-box><text:p text:style-name="P12"><text:span text:style-name="T1">D</text:span><text:span text:style-name="T2">3</text:span><text:span text:style-name="T1">M</text:span><text:span text:style-name="T2">2</text:span></text:p></draw:text-box></draw:frame></draw:g><draw:g text:anchor-type="paragraph" draw:z-index="9" draw:style-name="gr1"><draw:line draw:style-name="gr15" draw:text-style-name="P12" svg:x1="0.8657in" svg:y1="3.9728in" svg:x2="0.5846in" svg:y2="4.7902in"><text:p/></draw:line><draw:line draw:style-name="gr15" draw:text-style-name="P12" svg:x1="0.8654in" svg:y1="3.9728in" svg:x2="1.6465in" svg:y2="4.7902in"><text:p/></draw:line><draw:line draw:style-name="gr16" draw:text-style-name="P12" svg:x1="1.6472in" svg:y1="3.9728in" svg:x2="2.7409in" svg:y2="4.7902in"><text:p/></draw:line><draw:line draw:style-name="gr17" draw:text-style-name="P12" svg:x1="3.8244in" svg:y1="4.7902in" svg:x2="1.6472in" svg:y2="3.9728in"><text:p/></draw:line><draw:line draw:style-name="gr18" draw:text-style-name="P12" svg:x1="2.4799in" svg:y1="3.9728in" svg:x2="4.9071in" svg:y2="4.7902in"><text:p/></draw:line><draw:line draw:style-name="gr19" draw:text-style-name="P12" svg:x1="5.9697in" svg:y1="4.7902in" svg:x2="2.4799in" svg:y2="3.9728in"><text:p/></draw:line><draw:line draw:style-name="gr20" draw:text-style-name="P12" svg:x1="5.2098in" svg:y1="3.9728in" svg:x2="5.9701in" svg:y2="4.7902in"><text:p/></draw:line><draw:line draw:style-name="gr21" draw:text-style-name="P12" svg:x1="3.8244in" svg:y1="4.7902in" svg:x2="5.2098in" svg:y2="3.9728in"><text:p/></draw:line><draw:line draw:style-name="gr21" draw:text-style-name="P12" svg:x1="1.6472in" svg:y1="4.7902in" svg:x2="5.2098in" svg:y2="3.9728in"><text:p/></draw:line><draw:line draw:style-name="gr22" draw:text-style-name="P12" svg:x1="4.4181in" svg:y1="3.9728in" svg:x2="4.9598in" svg:y2="4.7902in"><text:p/></draw:line><draw:line draw:style-name="gr23" draw:text-style-name="P12" svg:x1="2.7409in" svg:y1="4.7902in" svg:x2="4.4181in" svg:y2="3.9728in"><text:p/></draw:line><draw:line draw:style-name="gr23" draw:text-style-name="P12" svg:x1="0.6575in" svg:y1="4.7902in" svg:x2="4.4177in" svg:y2="3.9728in"><text:p/></draw:line></draw:g><draw:g text:anchor-type="paragraph" draw:z-index="10" draw:style-name="gr1"><draw:frame draw:style-name="gr24" draw:text-style-name="P12" svg:width="1.6252in" svg:height="0.3031in" svg:x="2.439in" svg:y="1.3169in"><draw:text-box><text:p text:style-name="P12">Whole mesh</text:p></draw:text-box></draw:frame><draw:g draw:style-name="gr2"><draw:frame draw:style-name="gr25" draw:text-style-name="P12" svg:width="1.7098in" svg:height="0.3295in" svg:x="4.4689in" svg:y="0.2543in"><draw:text-box><text:p text:style-name="P12">2 Materials</text:p></draw:text-box></draw:frame><draw:frame draw:style-name="gr26" draw:text-style-name="P12" svg:width="1.724in" svg:height="0.2953in" svg:x="0.3299in" svg:y="0.2882in"><draw:text-box><text:p text:style-name="P12">3 Domains</text:p></draw:text-box></draw:frame></draw:g></draw:g><draw:g text:anchor-type="paragraph" draw:z-index="11" draw:style-name="gr1"><draw:g draw:style-name="gr2"><draw:custom-shape draw:style-name="gr27" draw:text-style-name="P14" svg:width="0.7189in" svg:height="0.7189in" svg:x="0.5118in" svg:y="3.2539in"><text:p text:style-name="P12"><text:span text:style-name="T3">D</text:span><text:span text:style-name="T4">1</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28" draw:text-style-name="P14" svg:width="0.7189in" svg:height="0.7189in" svg:x="1.2992in" svg:y="3.2539in"><text:p text:style-name="P12"><text:span text:style-name="T3">D</text:span><text:span text:style-name="T4">2</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29" draw:text-style-name="P14" svg:width="0.7189in" svg:height="0.7189in" svg:x="2.0866in" svg:y="3.2539in"><text:p text:style-name="P12"><text:span text:style-name="T3">D</text:span><text:span text:style-name="T4">3</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0" draw:text-style-name="P12" svg:width="2.563in" svg:height="0.9276in" svg:x="0.3764in" svg:y="3.1602i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g><draw:frame draw:style-name="gr31" draw:text-style-name="P12" svg:width="2.2087in" svg:height="0.3024in" svg:x="0.5638in" svg:y="2.8583in"><draw:text-box><text:p text:style-name="P12">Domains Collection</text:p></draw:text-box></draw:frame></draw:g><draw:g text:anchor-type="paragraph" draw:z-index="12" draw:style-name="gr1"><draw:g draw:style-name="gr2"><draw:custom-shape draw:style-name="gr32" draw:text-style-name="P14" svg:width="0.7189in" svg:height="0.7189in" svg:x="4.8433in" svg:y="3.2539in"><text:p text:style-name="P12"><text:span text:style-name="T3">M</text:span><text:span text:style-name="T4">2</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3" draw:text-style-name="P14" svg:width="0.7189in" svg:height="0.7189in" svg:x="4.0555in" svg:y="3.2539in"><text:p text:style-name="P12"><text:span text:style-name="T3">M</text:span><text:span text:style-name="T4">1</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0" draw:text-style-name="P12" svg:width="1.7567in" svg:height="0.9276in" svg:x="3.939in" svg:y="3.1602i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g><draw:frame draw:style-name="gr34" draw:text-style-name="P12" svg:width="1.4587in" svg:height="0.3441in" svg:x="4.1055in" svg:y="2.8165in"><draw:text-box><text:p text:style-name="P12">Materials Collection</text:p></draw:text-box></draw:frame></draw:g><draw:g text:anchor-type="paragraph" draw:z-index="13" draw:style-name="gr1"><draw:frame draw:style-name="gr35" svg:width="1.2087in" svg:height="0.6567in" svg:x="5.1138in" svg:y="1.8374in"><draw:text-box><text:p>Categories</text:p><text:p><text:s text:c="7"/>Domains</text:p><text:p><text:s text:c="7"/>Materials</text:p></draw:text-box></draw:frame><draw:line draw:style-name="gr36" draw:text-style-name="P12" svg:x1="5.1138in" svg:y1="2.1291in" svg:x2="5.3327in" svg:y2="2.1291in"><text:p/></draw:line><draw:line draw:style-name="gr36" draw:text-style-name="P12" svg:x1="5.1138in" svg:y1="2.3272in" svg:x2="5.3327in" svg:y2="2.3272in"><text:p/></draw:line></draw:g><draw:frame text:anchor-type="paragraph" draw:z-index="5" draw:style-name="gr12" draw:text-style-name="P13" svg:width="0.9795in" svg:height="0.2815in" svg:x="0.0953in" svg:y="5.348in"><draw:text-box><text:p text:style-name="P12"><text:span text:style-name="T1">D</text:span><text:span text:style-name="T2">1</text:span><text:span text:style-name="T1">M</text:span><text:span text:style-name="T2">1</text:span></text:p></draw:text-box></draw:frame><draw:line text:anchor-type="paragraph" draw:z-index="6" draw:style-name="gr13" draw:text-style-name="P12" svg:x1="2.4181in" svg:y1="2.5091in" svg:x2="1.6992in" svg:y2="2.8583in"><text:p/></draw:line><draw:line text:anchor-type="paragraph" draw:z-index="7" draw:style-name="gr13" draw:text-style-name="P12" svg:x1="4.1244in" svg:y1="2.5091in" svg:x2="4.8453in" svg:y2="2.8165in"><text:p/></draw:line></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igure">Figure <text:sequence text:ref-name="refFigure1" text:name="Figure" text:formula="ooow:Figure+1" style:num-format="1">1-2</text:sequence>:Whole mesh divided up into domains and materials</text:p></draw:text-box></draw:frame><text:soft-page-break/></text:p>
      <text:h text:style-name="Heading_20_1" text:outline-level="2"><text:alphabetical-index-mark text:string-value="Subset Window"/>Using the Subset Window</text:h>
      <text:p text:style-name="Body">You can open the <text:span text:style-name="GUIText">Subset Window</text:span>, shown in <text:sequence-ref text:reference-format="category-and-value" text:ref-name="refFigure2">Figure 1-3</text:sequence-ref>, by clicking on the <text:span text:style-name="GUIText">Subset</text:span> option in the <text:span text:style-name="GUIText">Main Window's Controls</text:span> menu or by clicking on the <text:span text:style-name="GUIText">Subset</text:span> icon next to the name of a plot in the <text:span text:style-name="GUIText">Plot lists's</text:span> plot entries. VisIt's <text:span text:style-name="GUIText">Subset Window</text:span> displays subset relations and provides controls that allow you to alter a plot's SIL restriction by turning off parts of the database.</text:p>
      <text:p text:style-name="Body">The <text:alphabetical-index-mark-start text:id="IMark720585088"/><text:span text:style-name="GUIText">Subset Window</text:span><text:alphabetical-index-mark-end text:id="IMark720585088"/> initially has three panels that display the sets contained in a database though the window can display an unlimited number of panels as subsets are browsed. Each <text:soft-page-break/>successive panel serves to further subset the database. The leftmost panel contains the top level set for the database being examined. The top level set, which includes all elements in the database, can usually be decomposed in various ways. For example, it can be decomposed by material, processor domain, etc. The various ways in which a database can be decomposed are called <text:alphabetical-index-mark text:string-value="Subset categories"/>subset categories. The subset categories will vary according to the file format in which the database was written as well as the organization and naming conventions used in the database.</text:p>
      <text:h text:style-name="Heading_20_2" text:outline-level="3"><draw:frame draw:style-name="fr3" draw:name="Frame_SubsetWindow" text:anchor-type="paragraph" svg:width="5.2417in" draw:z-index="22"><draw:text-box fo:min-height="3.8228in"><text:p text:style-name="Frame_20_contents"><draw:frame draw:style-name="fr11" draw:name="graphics10" text:anchor-type="paragraph" svg:x="0.0937in" svg:y="0.1354in" svg:width="5in" svg:height="3.0201in" draw:z-index="23"><draw:image xlink:href="../images/Subsetting/subsetwindow.png" xlink:type="simple" xlink:show="embed" xlink:actuate="onLoad"/></draw:frame></text:p><text:p text:style-name="Figure">Figure <text:sequence text:ref-name="refFigure2" text:name="Figure" text:formula="ooow:Figure+1" style:num-format="1">1-3</text:sequence>: Subset Window</text:p></draw:text-box></draw:frame><text:alphabetical-index-mark text:string-value="Browsing" text:key1="Subsets"/>Browsing subsets</text:h>
      <text:p text:style-name="Body">To browse the subsets for a database, you must first have created a plot. Once a plot is created and selected, open the <text:span text:style-name="GUIText">Subset Window</text:span>. The left panel in the <text:span text:style-name="GUIText">Subset Window</text:span> contains the database's top level set and may also list some subset categories. Some simple databases lack subset categories thus VisIt cannot create subsets. To start browsing the available subsets, click on one of the subset categories to display the subsets of that category. For instance, clicking on a "Material" subset category will list all of the database's materials in the next panel to the right. The materials are subsets of the top level set and decompose the top level set based on material. Double clicking on a set or clicking on a green turndown arrow lists any subset categories that can be used to further break down the set.</text:p>
      <text:h text:style-name="Heading_20_2" text:outline-level="3"><text:soft-page-break/>Changing a SIL restriction</text:h>
      <text:p text:style-name="Body">Each set in the <text:span text:style-name="GUIText">Subset Window</text:span> has a small check box next to it that allows you to turn the set on or off. The check box not only displays whether a set is on or off, but it also displays whether or not a set is partially on. When a set is partially on, it means that at least one (but not all) of the subsets that comprise the set is turned on. When a set is partially on, its check box shows a small slash instead of a check or an empty box. Uncheck the check box next to a set name to turn the set off.</text:p>
      <text:p text:style-name="Body"><draw:frame draw:style-name="fr4" draw:name="Frame_RemovingSubset" text:anchor-type="paragraph" svg:width="5in" svg:height="6.6508in" draw:z-index="24"><draw:text-box><text:p text:style-name="Frame_20_contents"><draw:frame draw:style-name="fr12" draw:name="graphics11" text:anchor-type="paragraph" svg:width="5in" svg:height="2.4689in" draw:z-index="25"><draw:image xlink:href="../images/Subsetting/subset1.png" xlink:type="simple" xlink:show="embed" xlink:actuate="onLoad"/></draw:frame><draw:frame text:anchor-type="paragraph" draw:z-index="26" draw:style-name="gr12" svg:width="1.1543in" svg:height="0.2815in" svg:x="3.8453in" svg:y="0.8063in"><draw:text-box><text:p>Domain 1 off</text:p></draw:text-box></draw:frame><draw:frame text:anchor-type="paragraph" draw:z-index="27" draw:style-name="gr37" svg:width="1.0106in" svg:height="0.3378in" svg:x="1.7516in" svg:y="0in"><draw:text-box><text:p>Domain 1</text:p></draw:text-box></draw:frame><draw:line text:anchor-type="paragraph" draw:z-index="28" draw:style-name="gr38" draw:text-style-name="P12" svg:x1="1.6575in" svg:y1="0.8791in" svg:x2="2.074in" svg:y2="0.202in"><text:p/></draw:line></text:p><text:p text:style-name="Figure">Figure <text:sequence text:ref-name="refFigure3" text:name="Figure" text:formula="ooow:Figure+1" style:num-format="1">1-4</text:sequence>: Removing one domain subset</text:p><text:p text:style-name="Figure"><draw:frame draw:style-name="fr13" draw:name="graphics12" text:anchor-type="paragraph" svg:width="5in" svg:height="3.0228in" draw:z-index="29"><draw:image xlink:href="../images/Subsetting/subsetwindow2.png" xlink:type="simple" xlink:show="embed" xlink:actuate="onLoad"/></draw:frame>Figure <text:sequence text:ref-name="refFigure4" text:name="Figure" text:formula="ooow:Figure+1" style:num-format="1">1-5</text:sequence>: Subset Window with one domain subset removed</text:p></draw:text-box></draw:frame><text:soft-page-break/>Suppose you have a database that contains 4 <text:alphabetical-index-mark text:string-value="Domains"/>domains (subsets that correspond to computer processor) numbered 1 through 4. If you want to turn off the subset that is domain1, first click on the "domains" subset category to list the subsets in that category. Next, click the check box next to the subset name "domain1" and click the <text:span text:style-name="GUIText">Apply</text:span> button. The result of this operation, shown in <text:sequence-ref text:reference-format="category-and-value" text:ref-name="refFigure4">Figure 1-5</text:sequence-ref>, removes the "domain1" subset from the visualization. Note that the <text:span text:style-name="GUIText">Subset Window</text:span> "domain1" set's check box is unchecked and the top level set's check box has a slash through it to show that some subsets are turned off.</text:p>
      <text:h text:style-name="Heading_20_2" text:outline-level="3"><text:soft-page-break/>Creating complex subsets</text:h>
      <text:p text:style-name="Body"><draw:frame draw:style-name="fr2" draw:name="Frame_ComplexSubset" text:anchor-type="paragraph" svg:width="5.8626in" draw:z-index="30"><draw:text-box fo:min-height="3in"><text:p text:style-name="Figure"><draw:frame draw:style-name="fr14" draw:name="graphics13" text:anchor-type="paragraph" svg:x="0.0874in" svg:y="0.0835in" svg:width="5.6583in" svg:height="2.6091in" draw:z-index="31"><draw:image xlink:href="../images/Subsetting/subset2.png" xlink:type="simple" xlink:show="embed" xlink:actuate="onLoad"/></draw:frame><draw:frame text:anchor-type="paragraph" draw:z-index="32" draw:style-name="gr39" svg:width="1.6043in" svg:height="0.7677in" svg:x="4.089in" svg:y="0.3583in"><draw:text-box><text:p>Materials removed from <text:s/>domain 4</text:p><text:p/><text:p>domain 1 off</text:p></draw:text-box></draw:frame><draw:line text:anchor-type="paragraph" draw:z-index="33" draw:style-name="gr13" draw:text-style-name="P12" svg:x1="4.037in" svg:y1="0.452in" svg:x2="3.2661in" svg:y2="0.452in"><text:p/></draw:line>Figure <text:sequence text:ref-name="refFigure5" text:name="Figure" text:formula="ooow:Figure+1" style:num-format="1">1-6</text:sequence>: Example of a complex subset</text:p></draw:text-box></draw:frame>When visualizing a database, it is often useful to look at subsets created by subsetting more than one category. Suppose you have a database that has two subset categories: "Materials", and "domains" and that you want to turn off the "domain1" subset but you also want to turn off a material in the "domain4" subset. You can do this by clicking on the "domains" category and then unchecking the "domain1" check box in the second panel. Now, to turn off a material in the "domain4" subset, you click on the "domains" category in the left panel. Next, double-click on the "domain4" subset in the second panel. Select the "Materials" subset category in the second panel to make the third panel list the materials that you can remove from the "domain4" subset. Turning off a couple materials from the list in the third panel will only affect the "domain4" subset. An example of a complex subset is shown in <text:sequence-ref text:reference-format="category-and-value" text:ref-name="refFigure5">Figure 1-6</text:sequence-ref> and the state of the <text:span text:style-name="GUIText">Subset window</text:span> is shown in <text:sequence-ref text:reference-format="category-and-value" text:ref-name="refFigure6">Figure 1-7</text:sequence-ref>.</text:p>
      <text:p text:style-name="Body"/>
      <text:h text:style-name="Heading_20_2" text:outline-level="3"><draw:frame draw:style-name="fr3" draw:name="Frame_ComplexSubsetWin" text:anchor-type="paragraph" svg:width="5in" svg:height="3.6091in" draw:z-index="34"><draw:text-box><text:p text:style-name="Figure"><draw:frame draw:style-name="fr13" draw:name="graphics14" text:anchor-type="paragraph" svg:width="5in" svg:height="3.0228in" draw:z-index="35"><draw:image xlink:href="../images/Subsetting/subsetwindow3.png" xlink:type="simple" xlink:show="embed" xlink:actuate="onLoad"/></draw:frame>Figure <text:sequence text:ref-name="refFigure6" text:name="Figure" text:formula="ooow:Figure+1" style:num-format="1">1-7</text:sequence>: Subset Window for complex subset example</text:p></draw:text-box></draw:frame><text:soft-page-break/>Turning multiple sets on and off</text:h>
      <text:p text:style-name="Body">When databases contain large numbers of subsets, it is convenient to turn groups of them on and off at the same time. You can select ranges of subsets by clicking on the name of a subset using the left mouse button and dragging the mouse up or down to other subsets in the list while still holding down the left mouse button. Alternatively, you can click on a subset to select it and then you can click on another subset while holding down the <text:span text:style-name="Emphasis">Shift</text:span> key to select all of the subsets in the middle. Finally, you can select a group of multiple nonconsecutive subsets by holding down the <text:span text:style-name="Emphasis">Ctrl</text:span> key while you click on the subsets that you want to select.</text:p>
      <text:p text:style-name="Body">Once you have selected a group of subsets, you can use the buttons at the bottom of the pane whose subsets you selected. There are two action buttons at the bottom of each subset pane. The top button applies an action to all of the sets in the pane regardless of how they have been selected. The bottom button applies an action to only the subsets that you have selected. Each action button has three possible actions: Turn on, Turn off, and Reverse. You can change the action for an action button by clicking on the down-arrow button to its right and selecting one of the <text:span text:style-name="GUIText">Turn on</text:span>, <text:span text:style-name="GUIText">Turn off</text:span>, and <text:span text:style-name="GUIText">Reverse</text:span> menu options. When you use an action button that is set to <text:span text:style-name="GUIText">Turn on</text:span>, the appropriate subsets will be turned on. When you use an action button that is set to <text:span text:style-name="GUIText">Turn off</text:span>, the appropriate subsets will be turned off. When you use an action button that is set to <text:span text:style-name="GUIText">Reverse</text:span>, which is the default action, the appropriate subsets' enabled state will be reversed.</text:p>
      <text:h text:style-name="Heading_20_1" text:outline-level="2"><text:soft-page-break/><text:alphabetical-index-mark-start text:id="IMark720586288"/>Material Interface Reconstruction<text:alphabetical-index-mark-end text:id="IMark720586288"/></text:h>
      <text:p text:style-name="Body">Many databases store out their computational meshes with associated materials. The materials are often used to break meshes into subsets that correspond to physical parts of a model. Materials are commonly stored out as a list of materials and material volume fractions for each cell in the database. If a cell has only one material then is a clean cell. If a cell has more than one material, it has some fraction of each of the materials and it is known as a mixed cell. The fraction of the material in a cell if accounted for by the material volume fraction. Since only the volume fractions are known, and not any information about how the materials are distributed in the cell, VisIt must make a guess at the location of the boundaries between materials.</text:p>
      <text:p text:style-name="Body"><draw:frame draw:style-name="fr5" draw:name="Frame_MaterialOptionsWindow" text:anchor-type="paragraph" svg:width="3in" draw:z-index="36"><draw:text-box fo:min-height="4in"><text:p text:style-name="Figure"><draw:frame draw:style-name="fr13" draw:name="graphics15" text:anchor-type="paragraph" svg:width="3in" svg:height="3.5925in" draw:z-index="37"><draw:image xlink:href="../images/Subsetting/miroptions.png" xlink:type="simple" xlink:show="embed" xlink:actuate="onLoad"/></draw:frame>Figure <text:sequence text:ref-name="refFigure7" text:name="Figure" text:formula="ooow:Figure+1" style:num-format="1">1-8</text:sequence>: Material Reconstruction Options Window</text:p></draw:text-box></draw:frame>Material interface reconstruction (<text:alphabetical-index-mark-start text:id="IMark720586288"/>MIR<text:alphabetical-index-mark-end text:id="IMark720586288"/>) is the process of constructing the boundaries between materials, in cells with mixed materials, from the material volume fraction information stored in the database. MIR is not usually needed when you visualize the entire database but when you start to subset the database by removing materials, VisIt must perform MIR to remove only the parts of the database that contain the material to be removed. Without MIR, visualizations containing mixed materials would be very blocky when materials are removed. VisIt's MIR algorithms have several settings, which you can change using the controls in the <text:alphabetical-index-mark-start text:id="IMark720585088"/><text:span text:style-name="GUIText">Material Reconstruction Options Window</text:span><text:alphabetical-index-mark-end text:id="IMark720585088"/> (see <text:sequence-ref text:reference-format="category-and-value" text:ref-name="refFigure7">Figure 1-8</text:sequence-ref>), that influence the appearance of the final plot. To open the <text:span text:style-name="GUIText">Material Reconstruction Options Window</text:span>, click on the <text:span text:style-name="GUIText">Materials</text:span> option in the <text:span text:style-name="GUIText">Main Window's Controls menu</text:span>.</text:p>
      <text:p text:style-name="Body"/>
      <text:h text:style-name="Heading_20_2" text:outline-level="3"><text:alphabetical-index-mark-start text:id="IMark720585088" text:key1="MIR"/>Choosing a MIR algorithm<text:alphabetical-index-mark-end text:id="IMark720585088"/></text:h>
      <text:p text:style-name="Body">VisIt currently provides three MIR algorithms: Tetrahedral, Zoo-based, and Isovolume. Each MIR algorithm reconstructs the interfaces between materials using a different method and one method may work better or worse than another based on the complexities of the input data. You can select your preferred MIR algorithm by choosing from the <text:span text:style-name="GUIText">Algorithm</text:span> combo box in the <text:span text:style-name="GUIText">Material </text:span><text:span text:style-name="GUIText">Reconstruction Options Window</text:span>. Note that if you have plots that have already been generated, the new material options will not take effect for those plots unless you clear the plots and redraw them. </text:p>
      <text:p text:style-name="Body"><text:soft-page-break/>The Tetrahedral algorithm breaks up each mixed cell into tetrahedra and computes the interfaces through the original cell by recursively subdividing the tetrahedra until the approximate volume fractions, which determine the amount of material in a cell, are reached. The Tetrahedral MIR algorithm results in a high cell count so it is not often used.</text:p>
      <text:p text:style-name="Body"><draw:frame draw:style-name="fr3" draw:name="Frame_TetMIR_ZooMIR" text:anchor-type="paragraph" svg:width="4.8146in" svg:height="2.539in" draw:z-index="38"><draw:text-box><text:p text:style-name="Figure"><draw:frame draw:style-name="fr15" draw:name="graphics16" text:anchor-type="paragraph" svg:x="0.1063in" svg:y="0in" svg:width="4in" svg:height="2in" draw:z-index="39"><draw:image xlink:href="../images/Subsetting/mirtetzoo.png" xlink:type="simple" xlink:show="embed" xlink:actuate="onLoad"/></draw:frame><draw:frame text:anchor-type="paragraph" draw:z-index="40" draw:style-name="gr40" svg:width="1.4378in" svg:height="0.313in" svg:x="1.272in" svg:y="0.1319in"><draw:text-box><text:p>Tetrahedral MIR</text:p></draw:text-box></draw:frame><draw:frame text:anchor-type="paragraph" draw:z-index="41" draw:style-name="gr40" svg:width="1.4378in" svg:height="0.313in" svg:x="3.6346in" svg:y="0.1319in"><draw:text-box><text:p>Zoo-based MIR</text:p></draw:text-box></draw:frame>Figure <text:sequence text:ref-name="refFigure8" text:name="Figure" text:formula="ooow:Figure+1" style:num-format="1">1-9</text:sequence>: Tetrahedral MIR vs. Zoo-based MIR</text:p></draw:text-box></draw:frame>The Zoo-based MIR algorithm breaks up mixed cells into elements based on supported finite elements (tetrahedra, prisms, pyramids, wedges, cubes). The resulting reconstruction results in far fewer cells than other methods while also producing superior material boundaries. The Zoo-based algorithm is the default because of the quality of the material boundaries and because the zoo-based cell representation saves memory and ultimately leads to faster pipeline execution due to the smaller cell count.</text:p>
      <text:p text:style-name="Body"><draw:frame draw:style-name="fr3" draw:name="Frame1" text:anchor-type="paragraph" svg:width="4.8146in" svg:height="2.8937in" draw:z-index="42"><draw:text-box><text:p text:style-name="Figure"><draw:frame draw:style-name="fr14" draw:name="graphics17" text:anchor-type="paragraph" svg:x="0in" svg:y="0.1043in" svg:width="4.8146in" svg:height="2.4071in" draw:z-index="43"><draw:image xlink:href="../images/Subsetting/mirgaps.png" xlink:type="simple" xlink:show="embed" xlink:actuate="onLoad"/></draw:frame><draw:frame text:anchor-type="paragraph" draw:z-index="44" draw:style-name="gr41" draw:text-style-name="P15" svg:width="1.813in" svg:height="0.2579in" svg:x="0.4811in" svg:y="0in"><draw:text-box><text:p text:style-name="P12"><text:span text:style-name="T5">Zoo-based MIR</text:span></text:p></draw:text-box></draw:frame><draw:frame text:anchor-type="paragraph" draw:z-index="45" draw:style-name="gr41" draw:text-style-name="P15" svg:width="1.813in" svg:height="0.2579in" svg:x="2.8437in" svg:y="0in"><draw:text-box><text:p text:style-name="P12"><text:span text:style-name="T5">Isovolume MIR </text:span><text:span text:style-name="T6">(note gaps)</text:span></text:p></draw:text-box></draw:frame>Figure <text:sequence text:ref-name="refFigure9" text:name="Figure" text:formula="ooow:Figure+1" style:num-format="1">1-10</text:sequence>: Zoo-based MIR vs. Isovolume MIR</text:p></draw:text-box></draw:frame><text:soft-page-break/>The Isovolume algorithm computes an isovolume containing portions of cells that contain a user-specified fraction of materials. The Isovolume approach to MIR does not generally produce very good looking results since there are gaps where several materials join. However, the Isovolume algorithm does do a better job than the other two algorithms when it comes to finding cells that contain very small fractions of a certain material when the cells are heavily mixed. If you use the Isovolume MIR algorithm, you can specify the amount of material required to be present before VisIt creates a material interface for a material. The amount of material is specified as a volume fraction in the range [0,1]. Specifying smaller values in the <text:span text:style-name="GUIText">Volume Fraction for Isovolume</text:span> text field will find materials that may be omitted by other MIR algorithms.</text:p>
      <text:h text:style-name="Heading_20_2" text:outline-level="3"><text:alphabetical-index-mark text:string-value="Finding low values" text:key1="Volume fractions"/>Finding materials with low volume fractions</text:h>
      <text:p text:style-name="Body"><draw:frame draw:style-name="fr2" draw:name="Frame_LowVolumeFractions" text:anchor-type="paragraph" svg:width="6.5in" draw:z-index="46"><draw:text-box fo:min-height="2.472in"><text:p text:style-name="Figure"><draw:frame draw:style-name="fr16" draw:name="graphics18" text:anchor-type="paragraph" svg:width="6.5in" svg:height="1.3161in" draw:z-index="47"><draw:image xlink:href="../images/Subsetting/lowfrac.png" xlink:type="simple" xlink:show="embed" xlink:actuate="onLoad"/></draw:frame><draw:frame text:anchor-type="paragraph" draw:z-index="48" draw:style-name="gr42" draw:text-style-name="P16" svg:width="1.6358in" svg:height="0.4803in" svg:x="0.4181in" svg:y="0.2319in"><draw:text-box><text:p><text:span text:style-name="T5">Pseudocolor plot of volume fraction of hard to find material</text:span></text:p></draw:text-box></draw:frame><draw:frame text:anchor-type="paragraph" draw:z-index="49" draw:style-name="gr42" draw:text-style-name="P16" svg:width="1.6358in" svg:height="0.4803in" svg:x="2.5953in" svg:y="0.2319in"><draw:text-box><text:p><text:span text:style-name="T5">Zoo-based MIR omits the material because of its low volume fraction</text:span></text:p></draw:text-box></draw:frame><draw:frame text:anchor-type="paragraph" draw:z-index="50" draw:style-name="gr42" draw:text-style-name="P16" svg:width="1.6358in" svg:height="0.4685in" svg:x="4.7492in" svg:y="0.2319in"><draw:text-box><text:p><text:span text:style-name="T5">Isovolume MIR finds the material</text:span></text:p></draw:text-box></draw:frame>Figure <text:sequence text:ref-name="refFigure10" text:name="Figure" text:formula="ooow:Figure+1" style:num-format="1">1-11</text:sequence>: Materials with low volume fractions can be found with Isovolume MIR.</text:p></draw:text-box></draw:frame>When mixed cells contain several materials, the Zoo-based MIR algorithm will often omit materials with very small volume fractions, leaving only the materials in the mixed cell that had the highest volume fractions. If you want to plot materials in mixed cells where the volume fraction is very small then you can try using the Isovolume MIR algorithm since it can be used to find materials whose volume fractions are above a user-specified threshold. <text:sequence-ref text:reference-format="category-and-value" text:ref-name="refFigure10">Figure 1-11</text:sequence-ref> shows an example of a dataset containing five mixed materials where the first four mixed materials are roughly equal in the amount of area that they occupy. The fifth material has a volume fraction that never exceeds 0.08 so it is omitted by the Zoo-based MIR algorithm due to its comparatively low volume fraction. To ensure that VisIt plots the fifth material, the Isosurface MIR algorithm is used with a <text:span text:style-name="GUIText">Volume Fraction for Isovolume</text:span> setting of 0.02. Using the Isovolume MIR algorithm with a low <text:span text:style-name="GUIText">Volume Fraction for Isovolume</text:span> value can find materials that have been distributed into many heavily mixed cells.</text:p>
      <text:h text:style-name="Heading_20_2" text:outline-level="3"><text:alphabetical-index-mark-start text:id="IMark720585088" text:key1="Volume fractions"/>Simplifying heavily mixed cells<text:alphabetical-index-mark-end text:id="IMark720585088"/></text:h>
      <text:p text:style-name="Body">VisIt provides the <text:span text:style-name="GUIText">Simplify heavily mixed cells</text:span> check box in the <text:span text:style-name="GUIText">Material Reconstruction Options Window</text:span> so you can tell VisIt to throw away information materials that have low volume fractions. When you tell VisIt to omit these materials, VisIt will use less memory and will <text:soft-page-break/>also finish MIR faster because fewer materials have to be considered. The <text:span text:style-name="GUIText">Simplify heavily mixed cells</text:span> check box is especially useful for databases where most of the cells are mixed or where there are many cells that contain tens of materials. When you tell VisIt to simplify heavily mixed cells, you can tell VisIt how many of the top materials to keep from each cell by entering a new number of materials into the <text:span text:style-name="GUIText">Maximum materials per zone</text:span> text field. By keeping the N top materials, VisIt will be sure to preserve the features that are contributed by the most dominant materials.</text:p>
      <text:h text:style-name="Heading_20_2" text:outline-level="3">Smoother material boundary interfaces</text:h>
      <text:p text:style-name="Body"><draw:frame draw:style-name="fr6" draw:name="Frame_MIR_Smoothing" text:anchor-type="paragraph" svg:width="5.9083in" draw:z-index="51"><draw:text-box fo:min-height="3.4417in"><text:p text:style-name="Figure"><draw:frame draw:style-name="fr17" draw:name="graphics19" text:anchor-type="paragraph" svg:width="5.1in" svg:height="2.55in" draw:z-index="52"><draw:image xlink:href="../images/Subsetting/mir.png" xlink:type="simple" xlink:show="embed" xlink:actuate="onLoad"/></draw:frame><draw:frame text:anchor-type="paragraph" draw:z-index="53" draw:style-name="gr43" draw:text-style-name="P12" svg:width="2.5213in" svg:height="0.2594in" svg:x="0.7992in" svg:y="0.1252in"><draw:text-box><text:p text:style-name="P12">unsmoothed</text:p></draw:text-box></draw:frame><draw:frame text:anchor-type="paragraph" draw:z-index="54" draw:style-name="gr43" draw:text-style-name="P12" svg:width="2.5213in" svg:height="0.2594in" svg:x="3.3866in" svg:y="0.1252in"><draw:text-box><text:p text:style-name="P12">smoothed</text:p></draw:text-box></draw:frame><draw:frame text:anchor-type="paragraph" draw:z-index="55" draw:style-name="gr44" svg:width="0.6969in" svg:height="0.3335in" svg:x="0.1118in" svg:y="0.9882in"><draw:text-box><text:p>points</text:p></draw:text-box></draw:frame><draw:line text:anchor-type="paragraph" draw:z-index="56" draw:style-name="gr13" draw:text-style-name="P12" svg:x1="2.0701in" svg:y1="0.3008in" svg:x2="2.0701in" svg:y2="0.6134in"><text:p/></draw:line><draw:line text:anchor-type="paragraph" draw:z-index="57" draw:style-name="gr38" draw:text-style-name="P12" svg:x1="4.6638in" svg:y1="0.6134in" svg:x2="4.6638in" svg:y2="0.3217in"><text:p/></draw:line><draw:line text:anchor-type="paragraph" draw:z-index="58" draw:style-name="gr13" draw:text-style-name="P12" svg:x1="0.5492in" svg:y1="1.1134in" svg:x2="2.372in" svg:y2="0.8217in"><text:p/></draw:line><draw:line text:anchor-type="paragraph" draw:z-index="59" draw:style-name="gr38" draw:text-style-name="P12" svg:x1="1.6638in" svg:y1="1.6031in" svg:x2="0.5492in" svg:y2="1.1134in"><text:p/></draw:line>Figure <text:sequence text:ref-name="refFigure11" text:name="Figure" text:formula="ooow:Figure+1" style:num-format="1">1-12</text:sequence>: Effect of material interface smoothing.</text:p></draw:text-box></draw:frame>VisIt's material interface reconstruction algorithm sometimes produces small, pointy outcroppings on reconstructed material boundaries next to where clean cells are located. Since these are often distracting features when looking at a visualization, VisIt provides an interface smoothing option that allows materials to bleed a little bit into clean cells to improve how they look when their material boundary is reconstructed. <text:sequence-ref text:reference-format="category-and-value" text:ref-name="refFigure11">Figure 1-12</text:sequence-ref> shows a plot that has not been smoothed next to a plot that has been smoothed. To enable interface smoothing, check the <text:span text:style-name="GUIText">Enable interface smoothing</text:span> check box. Note that changing this setting will not affect plots that have already been generated. If you want to make your current plots regenerate with smoother interfaces, you must also clear them out of the visualization window by choosing the <text:span text:style-name="GUIText">Plots</text:span> option from the <text:span text:style-name="GUIText">Clear</text:span> submenu located in the <text:span text:style-name="GUIText">Main Window's Windows </text:span>menu.</text:p>
      <text:h text:style-name="Heading_20_2" text:outline-level="3"><text:alphabetical-index-mark text:string-value="Forcing" text:key1="Material Interface Reconstruction"/>Forcing material interface reconstruction</text:h>
      <text:p text:style-name="Body">VisIt tries to minimize the amount of work that it must do to generate a plot so that it can be done quickly. Sometimes databases have variable information for each material in a cell instead of just having a single value for each cell or node. Because the variable is defined for each material in <text:soft-page-break/>the cell, these variables are known as mixed variables. VisIt tends to just plot the value for the entire cell since it is more work to go through the material interface reconstruction (MIR) stage, which is usually only done when removing material subsets but is required to plot mixed variables correctly. You can force VisIt to always do MIR by checking the <text:span text:style-name="GUIText">Force interface reconstruction</text:span> check box. This will make mixed variables plot correctly even when you are not removing any material subsets.</text:p>
      <text:h text:style-name="Heading_20_2" text:outline-level="3"><text:alphabetical-index-mark-start text:id="IMark720585088" text:key1="Volume fractions"/>Mixed variables<text:alphabetical-index-mark-end text:id="IMark720585088"/></text:h>
      <text:p text:style-name="Body">Some simulations write out multiple scalar values for cells that contain mixed materials so each material in the cell can have its own scalar value. Once a cell has undergone MIR, it is split into multiple cells if the original cell contained more than one material. Each split cell gets its corresponding scalar value from the original mixed variable data. The resulting plot can then display each split cell's actual value, taking into account the material boundaries. Suppose you are simulating the interaction between hot lava and ice and you have a material interface that happens to cross in the middle of a cell. <draw:frame draw:style-name="fr7" draw:name="Frame_MixedVariables" text:anchor-type="char" svg:width="5in" draw:z-index="60"><draw:text-box fo:min-height="3.4055in"><text:p text:style-name="Figure"><draw:frame draw:style-name="fr18" draw:name="graphics_MixVar" text:anchor-type="paragraph" svg:width="5in" svg:height="2.5in" draw:z-index="61"><draw:image xlink:href="../images/Subsetting/mixvar.png" xlink:type="simple" xlink:show="embed" xlink:actuate="onLoad"/></draw:frame><draw:frame text:anchor-type="paragraph" draw:z-index="62" draw:style-name="gr45" draw:text-style-name="P12" svg:width="1.8543in" svg:height="0.2413in" svg:x="0.5118in" svg:y="0.2591in"><draw:text-box><text:p text:style-name="P12">No mixed variables</text:p></draw:text-box></draw:frame><draw:frame text:anchor-type="paragraph" draw:z-index="63" draw:style-name="gr45" draw:text-style-name="P12" svg:width="1.8543in" svg:height="0.2413in" svg:x="2.9472in" svg:y="0.2591in"><draw:text-box><text:p text:style-name="P12">Mixed variables</text:p></draw:text-box></draw:frame>Figure <text:sequence text:ref-name="refFigure12" text:name="Figure" text:formula="ooow:Figure+1" style:num-format="1">1-13</text:sequence>: Mixed variables can improve a visualization.</text:p></draw:text-box></draw:frame>Obviously each material in the cell has its own temperature. Plotting mixed variables allows the visualization to more faithfully depict the material boundaries while preserving the actual data so the multiple mix values do not have to be averaged in the cell (see <text:sequence-ref text:reference-format="category-and-value" text:ref-name="refFigure12">Figure 1-13</text:sequence-ref>). Note that VisIt does not use mixed variable values for variables that have them unless the <text:span text:style-name="GUIText">Force interface reconstruction</text:span> check box is enabled because most scalar fields are not mixed variables and automatically performing MIR can be expensive. If your scalars are mixed variables and you want to visualize them as such, be sure to enable the <text:span text:style-name="GUIText">Force interface reconstruction</text:span> check box.</text:p>
      <text:h text:style-name="Heading_20_1" text:outline-level="2"><text:soft-page-break/><text:alphabetical-index-mark-start text:id="IMark720585088"/>Species<text:alphabetical-index-mark-end text:id="IMark720585088"/></text:h>
      <text:p text:style-name="Body">VisIt adds species, which are components of materials, to the SIL when they are available. Air is a common material in simulations since many things in the real world are surrounded by air. The chemical composition of air on Earth is roughly 78% Nitrogen, 21% oxygen, 1% Argon. You can say that if air is a material then it has species: Nitrogen, Oxygen, and Argon with mass fractions 78%, 21%, 2%, respectively. Suppose one of the calculated quantities in a database with the afore-mentioned air material is atmospheric temperature. Now suppose that we are examining one cell that contains only the air material from the database and its atmospheric temperature is 100 degrees Fahrenheit. If we wanted to know how much the Nitrogen contributed to the atmospheric temperature, we could multiply its concentration of 78% times the 100 degrees Fahrenheit to yield: 78 degrees Fahrenheit. Species are often used to track chemical composition of materials and their effects on various calculated quantities.</text:p>
      <text:p text:style-name="Body"><draw:frame draw:style-name="fr8" draw:name="Frame_SpeciesVariable" text:anchor-type="paragraph" svg:width="3.2189in" draw:z-index="64"><draw:text-box fo:min-height="3.7335in"><text:p text:style-name="Figure"><draw:frame draw:style-name="fr19" draw:name="graphics_SpeciesVar" text:anchor-type="paragraph" svg:width="3.2189in" svg:height="3.3453in" draw:z-index="65"><draw:image xlink:href="../images/Subsetting/speciesvar.png" xlink:type="simple" xlink:show="embed" xlink:actuate="onLoad"/></draw:frame>Figure <text:sequence text:ref-name="refFigure13" text:name="Figure" text:formula="ooow:Figure+1" style:num-format="1">1-14</text:sequence>: Species variable</text:p></draw:text-box></draw:frame>When species are available, VisIt creates a scalar variable called <text:span text:style-name="Emphasis">Species</text:span> and it is available in the variable menus for each plot that can accept scalar variables. The Species variable is a cell-centered scalar field defined over the whole mesh. When all species are turned on, the Species variable has the value of 1.0 over the entire mesh. When species are turned off, the Species variable is set to 1.0 minus the mass fraction of the species that was turned off. Using the previous example, if we plotted the Species variable and then turned off the air material's Nitrogen species, we would be left with only Oxygen's 21% and Argon's 1% so the species variable would be reduced to 22% or 0.22. When species are turned off, the amount of mass left to be multiplied by the plotted variable drops so the plotted variable's value in turn drops.</text:p>
      <text:p text:style-name="Body">VisIt adds species to the SIL as a category that contains the various chemical constituents for all materials that have species. Since species are handled using the SIL, you can use VisIt's <text:span text:style-name="GUIText">Subset Window</text:span> to turn off species. Turning off species has quite a different effect than turning off entire materials. When materials are turned off, they no longer appear in the visualization. When species are turned off, no parts of the visualization disappear but the plotted data values may change due to drops in the Species variable.</text:p>
      <text:h text:style-name="Heading_20_2" text:outline-level="3"><text:soft-page-break/>Plotting species</text:h>
      <text:p text:style-name="Body"><draw:frame draw:style-name="fr2" draw:name="Frame_SpeciesPlot" text:anchor-type="paragraph" svg:width="6in" draw:z-index="66"><draw:text-box fo:min-height="2.8783in"><text:p text:style-name="Figure"><draw:frame draw:style-name="fr20" draw:name="graphics20" text:anchor-type="paragraph" svg:width="6in" svg:height="1.948in" draw:z-index="67"><draw:image xlink:href="../images/Subsetting/speciesplot.png" xlink:type="simple" xlink:show="embed" xlink:actuate="onLoad"/></draw:frame><draw:g text:anchor-type="paragraph" draw:z-index="68" draw:style-name="gr1"><draw:frame draw:style-name="gr46" draw:text-style-name="P15" svg:width="1.4689in" svg:height="0.2894in" svg:x="0.3866in" svg:y="0.211in"><draw:text-box><text:p text:style-name="P12"><text:span text:style-name="T5">Plot of materials</text:span></text:p></draw:text-box></draw:frame><draw:frame draw:style-name="gr46" draw:text-style-name="P15" svg:width="1.4689in" svg:height="0.2894in" svg:x="2.3555in" svg:y="0.211in"><draw:text-box><text:p text:style-name="P12"><text:span text:style-name="T5">Plot of Species</text:span></text:p></draw:text-box></draw:frame><draw:frame draw:style-name="gr46" draw:text-style-name="P15" svg:width="1.4689in" svg:height="0.3205in" svg:x="4.324in" svg:y="0.211in"><draw:text-box><text:p text:style-name="P12"><text:span text:style-name="T5">Plot of Species with Material 3, Species 3</text:span></text:p></draw:text-box></draw:frame></draw:g>Figure <text:sequence text:ref-name="refFigure14" text:name="Figure" text:formula="ooow:Figure+1" style:num-format="1">1-15</text:sequence>: Plots of material and species.</text:p></draw:text-box></draw:frame>VisIt provides the Species scalar variable so you can plot or create expressions that involve species. If you create a Pseudocolor plot of the Species variable, the resulting plot will have a constant value of 1.0 over the entire mesh because when no species have been removed, they all sum to 1.0. Once you begin removing species by turning off species subsets in the <text:span text:style-name="GUIText">Subset Window</text:span>, the plotted value of Species changes, causing plots that use it to also change. If you remove all but one species, the plots that use the Species variable will show zero for all areas that do not contain the one selected species (see <text:sequence-ref text:reference-format="category-and-value" text:ref-name="refFigure14">Figure 1-15</text:sequence-ref>). For example, if you had air for a material and then you removed every species except for oxygen, the plots that use the Species variable would show zero for every place that had no oxygen.</text:p>
      <text:h text:style-name="Heading_20_2" text:outline-level="3">Turning off species</text:h>
      <text:p text:style-name="Body"><draw:frame draw:style-name="fr9" draw:name="Frame_SpeciesInSubsetWindow" text:anchor-type="paragraph" svg:x="1.4429in" svg:y="0.0736in" svg:width="4in" draw:z-index="69"><draw:text-box fo:min-height="3.8189in"><text:p text:style-name="Figure"><draw:frame draw:style-name="fr21" draw:name="graphics21" text:anchor-type="paragraph" svg:width="4in" svg:height="3.2555in" draw:z-index="70"><draw:image xlink:href="../images/Subsetting/subsetwindow_species2.png" xlink:type="simple" xlink:show="embed" xlink:actuate="onLoad"/></draw:frame>Figure <text:sequence text:ref-name="refFigure15" text:name="Figure" text:formula="ooow:Figure+1" style:num-format="1">1-16</text:sequence>: Plots of material and species.</text:p></draw:text-box></draw:frame><text:soft-page-break/>VisIt adds species information to the SIL as new subsets under a category called: Species. Since species are part of the SIL, you can use the <text:span text:style-name="GUIText">Subset Window</text:span> (see <text:sequence-ref text:reference-format="category-and-value" text:ref-name="refFigure15">Figure 1-16</text:sequence-ref>) to turn off species. To access the list of species, select the Species category under the whole mesh. Once the Species category is clicked, the second pane in the <text:span text:style-name="GUIText">Subset Window</text:span> is populated with the species for all materials. Turn off the species that you don't want to look at by clicking off the check box next to the name of the species subset. When you apply your changes, the values for the Species variable are recalculated to include only the mass fractions for the species that are still turned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4</text:page-number></text:p>
      </style:footer>
    </style:master-page>
    <style:master-page style:name="First_20_Page" style:display-name="First Page" style:page-layout-name="Mpm2" style:next-style-name="Left_20_Page">
      <style:footer>
        <text:p text:style-name="MP3"><text:page-number text:select-page="current">4</text:page-number></text:p>
      </style:footer>
    </style:master-page>
    <style:master-page style:name="Left_20_Page" style:display-name="Left Page" style:page-layout-name="Mpm3" style:next-style-name="Right_20_Page">
      <style:header>
        <text:p text:style-name="MP4"><text:chapter text:display="name" text:outline-level="2">Using the Subset Window</text:chapter></text:p>
      </style:header>
      <style:footer>
        <text:p text:style-name="Footer"><text:page-number text:select-page="current">4</text:page-number></text:p>
      </style:footer>
    </style:master-page>
    <style:master-page style:name="Right_20_Page" style:display-name="Right Page" style:page-layout-name="Mpm4" style:next-style-name="Left_20_Page">
      <style:header>
        <text:p text:style-name="MP5"><text:chapter text:display="name" text:outline-level="2">Using the Subset Window</text:chapter></text:p>
      </style:header>
      <style:footer>
        <text:p text:style-name="MP6"><text:page-number text:select-page="current">4</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58:38</meta:creation-date>
    <dc:language>en-US</dc:language>
    <meta:editing-cycles>3</meta:editing-cycles>
    <meta:editing-duration>PT5M46S</meta:editing-duration>
    <meta:initial-creator>Brad Whitlock</meta:initial-creator>
    <dc:date>2010-09-08T11:13:51</dc:date>
    <dc:creator>Brad Whitlock</dc:creator>
    <meta:document-statistic meta:table-count="0" meta:image-count="23" meta:object-count="0" meta:page-count="15" meta:paragraph-count="73" meta:word-count="3738" meta:character-count="22058"/>
    <meta:user-defined meta:name="Info 2"/>
    <meta:user-defined meta:name="Info 3"/>
    <meta:user-defined meta:name="Info 4"/>
    <meta:user-defined meta:name="Subdocument Chapter name">Subsetting</meta:user-defined>
  </office:meta>
</office:document-meta>
</file>